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keep-with-next="always" fo:keep-together="always" fo:break-before="page" fo:margin-top="0.1666in" fo:margin-bottom="0in" fo:line-height="100%"/>
    </style:style>
    <style:style style:name="T2" style:parent-style-name="Absatz-Standardschriftart" style:family="text">
      <style:text-properties style:font-name="Calibri Light" style:font-name-asian="Times New Roman" style:font-name-complex="Calibri Light" fo:font-weight="bold" style:font-weight-asian="bold" style:font-weight-complex="bold" fo:color="#2E77B5" style:letter-kerning="true" fo:font-size="14pt" style:font-size-asian="14pt" style:font-size-complex="14pt" style:language-asian="de" style:country-asian="DE"/>
    </style:style>
    <style:style style:name="T3" style:parent-style-name="Absatz-Standardschriftart" style:family="text">
      <style:text-properties style:font-name="Calibri Light" style:font-name-asian="Times New Roman" style:font-name-complex="Calibri Light" fo:font-weight="bold" style:font-weight-asian="bold" style:font-weight-complex="bold" fo:color="#2E77B5" style:letter-kerning="true" fo:font-size="16pt" style:font-size-asian="16pt" style:font-size-complex="16pt" style:language-asian="de" style:country-asian="DE"/>
    </style:style>
    <style:style style:name="T4" style:parent-style-name="Absatz-Standardschriftart" style:family="text">
      <style:text-properties style:font-name="Calibri Light" style:font-name-asian="Times New Roman" style:font-name-complex="Calibri Light" fo:font-weight="bold" style:font-weight-asian="bold" style:font-weight-complex="bold" fo:color="#2E77B5" style:letter-kerning="true" fo:font-size="14pt" style:font-size-asian="14pt" style:font-size-complex="14pt" style:language-asian="de" style:country-asian="DE"/>
    </style:style>
    <style:style style:name="P5" style:parent-style-name="Standard" style:family="paragraph">
      <style:paragraph-properties fo:keep-with-next="always" fo:keep-together="always" fo:margin-top="0.1666in" fo:margin-bottom="0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P6" style:parent-style-name="Standard" style:family="paragraph">
      <style:paragraph-properties fo:line-height="100%"/>
    </style:style>
    <style:style style:name="T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8"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9"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1"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2"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P13"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de" style:country-asian="DE"/>
    </style:style>
    <style:style style:name="P14" style:parent-style-name="Standard" style:family="paragraph">
      <style:paragraph-properties fo:line-height="100%"/>
    </style:style>
    <style:style style:name="T15"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6"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8"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19"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1"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2"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4"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5"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6"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8"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29"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1"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2"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P34"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de" style:country-asian="DE"/>
    </style:style>
    <style:style style:name="P35" style:parent-style-name="Standard" style:family="paragraph">
      <style:paragraph-properties fo:line-height="100%"/>
    </style:style>
    <style:style style:name="T36"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8"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39"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1"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2"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4"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5"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6"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8"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49"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50"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51"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52"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T53"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P54" style:parent-style-name="Standard" style:family="paragraph">
      <style:paragraph-properties fo:line-height="100%"/>
      <style:text-properties style:font-name="Calibri" style:font-name-asian="Times New Roman" style:font-name-complex="Calibri" fo:color="#000000" fo:font-size="12pt" style:font-size-asian="12pt" style:font-size-complex="12pt" style:language-asian="de" style:country-asian="DE"/>
    </style:style>
    <style:style style:name="P55"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de" style:country-asian="DE"/>
    </style:style>
    <style:style style:name="P56" style:parent-style-name="Standard" style:family="paragraph">
      <style:paragraph-properties fo:line-height="100%"/>
    </style:style>
    <style:style style:name="T57" style:parent-style-name="Absatz-Standardschriftart" style:family="text">
      <style:text-properties style:font-name="Calibri" style:font-name-asian="Times New Roman" style:font-name-complex="Calibri" fo:color="#000000" fo:font-size="12pt" style:font-size-asian="12pt" style:font-size-complex="12pt" style:language-asian="de" style:country-asian="DE"/>
    </style:style>
    <style:style style:name="P58" style:parent-style-name="Standard" style:family="paragraph">
      <style:paragraph-properties fo:line-height="100%"/>
      <style:text-properties style:font-name="Times New Roman" style:font-name-asian="Times New Roman" style:font-name-complex="Times New Roman" fo:font-size="14pt" style:font-size-asian="14pt" style:font-size-complex="14pt" style:language-asian="de" style:country-asian="DE"/>
    </style:style>
    <style:style style:name="P59" style:parent-style-name="Standard" style:family="paragraph">
      <style:text-properties fo:font-size="12pt" style:font-size-asian="12pt" style:font-size-complex="12pt"/>
    </style:style>
  </office:automatic-styles>
  <office:body>
    <office:text text:use-soft-page-breaks="true">
      <text:h text:style-name="P1" text:outline-level="1"><text:span text:style-name="T2">Press</text:span><text:span text:style-name="T3"><text:s/></text:span><text:span text:style-name="T4">Release</text:span></text:h>
      <text:h text:style-name="P5" text:outline-level="1"/>
      <text:p text:style-name="P6"><text:span text:style-name="T7">Der Abfallwirtschaftsbetrieb München (AWM) veröffentlicht</text:span><text:span text:style-name="T8">e</text:span><text:span text:style-name="T9"><text:s/>am 21.06.2021 in Zusammenarbeit mit der Hochschule für angewandte Wissenschaften München ein neues Pilotenprojekt</text:span><text:span text:style-name="T10">. Es soll zu einer</text:span><text:span text:style-name="T11"><text:s/>Verbesserung der Qualität des Bioabfalls<text:s/></text:span><text:span text:style-name="T12">führen.</text:span></text:p>
      <text:p text:style-name="P13"> </text:p>
      <text:p text:style-name="P14"><text:span text:style-name="T15">Trotz der Aufklärungs-Advertisements</text:span><text:span text:style-name="T16">, die der AWM</text:span><text:span text:style-name="T17"><text:s/>über Fernsehe</text:span><text:span text:style-name="T18">n</text:span><text:span text:style-name="T19">, Radio und Werbeplakate</text:span><text:span text:style-name="T20"><text:s/>schalten ließ,</text:span><text:span text:style-name="T21"><text:s/>ist in letzter Zeit der Anteil an Fremdstoffen, wie beispielsweise Plastik, im Biomüll deutlich gestiegen</text:span><text:span text:style-name="T22">. Dies beeinträchtigt</text:span><text:span text:style-name="T23"><text:s/>die Qualität des Endproduktes stark. Eine besondere Erschwernis ist die Verunreinigung mit kompostierbaren BAW-Abfalltüten.<text:s/></text:span><text:span text:style-name="T24">Die BAW-T</text:span><text:span text:style-name="T25">üten aus biologisch abbaubaren Kunststoffen können in der städtischen Behandlungsanlage nicht vollständig abgebaut werden</text:span><text:span text:style-name="T26">, da<text:s/></text:span><text:span text:style-name="T27">die Rottezeit von rund 12 Wochen<text:s/></text:span><text:span text:style-name="T28">dafür<text:s/></text:span><text:span text:style-name="T29">zu kurz</text:span><text:span text:style-name="T30"><text:s/>ist</text:span><text:span text:style-name="T31">.</text:span><text:span text:style-name="T32"><text:s/>Sie<text:s/></text:span><text:span text:style-name="T33">werden beim Absieben der Gärreste nach der Rotte in kleine Teilchen zerhäckselt, verschmutzen den fertigen Kompost und senken damit die Qualität der Münchner Erden.</text:span></text:p>
      <text:p text:style-name="P34"/>
      <text:p text:style-name="P35"><text:span text:style-name="T36">Um die<text:s/></text:span><text:span text:style-name="T37">Aufklärung</text:span><text:span text:style-name="T38"><text:s/>der Bürger/-innen der Stadt München bezüglich dieser Problematik voranzubringen, soll</text:span><text:span text:style-name="T39"><text:s/></text:span><text:span text:style-name="T40">es zu einer<text:s/></text:span><text:span text:style-name="T41">Zusammenarbeit mit Influencern<text:s/></text:span><text:span text:style-name="T42">kommen. Sie besitzen<text:s/></text:span><text:span text:style-name="T43">einen breiten Einflussbereich und für viele Menschen<text:s/></text:span><text:span text:style-name="T44">zudem<text:s/></text:span><text:span text:style-name="T45">eine Vorbildfunktion</text:span><text:span text:style-name="T46">.</text:span><text:span text:style-name="T47"><text:s/>Influencer erhalten Musterpapiertüten und sollen diese verwenden, um einmal pro Woche eine Story zu veröffentlichen, in denen<text:s/></text:span><text:span text:style-name="T48">sie<text:s/></text:span><text:span text:style-name="T49">die Bedeutung der Abfalltrennung erläuter</text:span><text:span text:style-name="T50">n</text:span><text:span text:style-name="T51">. Darüber hinaus sollen sie die Follower/-innen auffordern, den Müll ordnungsgemäß zu trennen. Des</text:span><text:span text:style-name="T52"><text:s/>W</text:span><text:span text:style-name="T53">eiteren sollen kurze Werbevideos auf YouTube, Instagram, Snapchat und Facebook geschaltet werden. In diesem Video soll gezeigt werden, dass Plastik jeglicher Art nicht in die Biotonne gehört. Explizit soll dabei auf die Problematik der BAW-Tüten eingegangen werden.</text:span></text:p>
      <text:p text:style-name="P54">Darüber hinaus sollte eine große Anzahl von Werbeanzeigen<text:s/>in sogenannten Feeds geschaltet werden, um möglichst präsent und auffällig<text:s/>gegenüber den<text:s/>Münchner/-innen<text:s/>zu sein. Dabei soll das erstellte Storyboard der Hochschule München als Werbebanner dienen. Die Webseite oder der Instagram-Account des<text:s/>AWM soll dabei im Werbebanner verlinkt werden. Dort können die Bürger/-innen dann<text:s/>nähere Informationen über die Mülltrennung<text:s/>erhalten.</text:p>
      <text:p text:style-name="P55"/>
      <text:p text:style-name="P56"><text:span text:style-name="T57">Mit diesen gezielten Maßnahmen wollen wir ein stärkeres Müllbewusstsein schaffen und die Bürgerinnen und Bürger zur Mithilfe animieren.</text:span></text:p>
      <text:p text:style-name="P58"> </text:p>
      <text:p text:style-name="P5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default-outline-level="1">
      <style:paragraph-properties fo:margin-top="0.0694in" fo:margin-bottom="0.0694in" fo:line-height="100%"/>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Überschrift1Zchn" style:display-name="Überschrift 1 Zchn" style:family="text" style:parent-style-name="Absatz-Standardschriftar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inglste</meta:initial-creator>
    <dc:creator>ringlste</dc:creator>
    <meta:creation-date>2021-01-26T21:14:00Z</meta:creation-date>
    <dc:date>2021-01-26T21:35:00Z</dc:date>
    <meta:template xlink:href="Normal" xlink:type="simple"/>
    <meta:editing-cycles>1</meta:editing-cycles>
    <meta:editing-duration>PT0S</meta:editing-duration>
    <meta:document-statistic meta:page-count="1" meta:paragraph-count="4" meta:word-count="319" meta:character-count="2326" meta:row-count="16" meta:non-whitespace-character-count="2011"/>
  </office:meta>
</office:document-meta>
</file>